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xi Mono" svg:font-family="'Luxi Mono'" style:font-family-generic="modern" style:font-pitch="fixed"/>
    <style:font-face style:name="Luxi Sans" svg:font-family="'Luxi Sans'" style:font-pitch="variable"/>
    <style:font-face style:name="Nimbus Roman No9 L" svg:font-family="'Nimbus Roman No9 L'" style:font-family-generic="roman" style:font-pitch="variable"/>
  </office:font-face-decls>
  <office:automatic-styles>
    <style:style style:name="P1" style:family="paragraph" style:parent-style-name="Preformatted_20_Text">
      <style:paragraph-properties fo:text-align="center" style:justify-single-word="false"/>
      <style:text-properties style:text-underline-style="solid" style:text-underline-width="auto" style:text-underline-color="font-color"/>
    </style:style>
    <style:style style:name="P2" style:family="paragraph" style:parent-style-name="Preformatted_20_Text">
      <style:text-properties style:text-underline-style="solid" style:text-underline-width="auto" style:text-underline-color="font-color"/>
    </style:style>
    <style:style style:name="P3" style:family="paragraph" style:parent-style-name="Preformatted_20_Text" style:list-style-name="L1">
      <style:paragraph-properties fo:margin-left="0.4925in" fo:margin-right="0in" fo:text-indent="0in" style:auto-text-indent="false"/>
    </style:style>
    <text:list-style style:name="L1">
      <text:list-level-style-number text:level="1" text:style-name="Numbering_20_Symbols" style:num-suffix="." style:num-format="1">
        <style:list-level-properties text:space-before="-0.0835in" text:min-label-width="0.25in"/>
      </text:list-level-style-number>
      <text:list-level-style-number text:level="2" text:style-name="Numbering_20_Symbols" style:num-suffix="." style:num-format="1">
        <style:list-level-properties text:space-before="0.4165in" text:min-label-width="0.25in"/>
      </text:list-level-style-number>
      <text:list-level-style-number text:level="3" text:style-name="Numbering_20_Symbols" style:num-suffix="." style:num-format="1">
        <style:list-level-properties text:space-before="0.9165in" text:min-label-width="0.25in"/>
      </text:list-level-style-number>
      <text:list-level-style-number text:level="4" text:style-name="Numbering_20_Symbols" style:num-suffix="." style:num-format="1">
        <style:list-level-properties text:space-before="1.4165in" text:min-label-width="0.25in"/>
      </text:list-level-style-number>
      <text:list-level-style-number text:level="5" text:style-name="Numbering_20_Symbols" style:num-suffix="." style:num-format="1">
        <style:list-level-properties text:space-before="1.9165in" text:min-label-width="0.25in"/>
      </text:list-level-style-number>
      <text:list-level-style-number text:level="6" text:style-name="Numbering_20_Symbols" style:num-suffix="." style:num-format="1">
        <style:list-level-properties text:space-before="2.4165in" text:min-label-width="0.25in"/>
      </text:list-level-style-number>
      <text:list-level-style-number text:level="7" text:style-name="Numbering_20_Symbols" style:num-suffix="." style:num-format="1">
        <style:list-level-properties text:space-before="2.9165in" text:min-label-width="0.25in"/>
      </text:list-level-style-number>
      <text:list-level-style-number text:level="8" text:style-name="Numbering_20_Symbols" style:num-suffix="." style:num-format="1">
        <style:list-level-properties text:space-before="3.4165in" text:min-label-width="0.25in"/>
      </text:list-level-style-number>
      <text:list-level-style-number text:level="9" text:style-name="Numbering_20_Symbols" style:num-suffix="." style:num-format="1">
        <style:list-level-properties text:space-before="3.9165in" text:min-label-width="0.25in"/>
      </text:list-level-style-number>
      <text:list-level-style-number text:level="10" text:style-name="Numbering_20_Symbols" style:num-suffix="." style:num-format="1">
        <style:list-level-properties text:space-before="4.416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1">OCFS2 Support Guide - Mounting a Volume</text:p>
      <text:p text:style-name="Preformatted_20_Text"/>
      <text:p text:style-name="Preformatted_20_Text">This is the second of the support guides for OCFS2. This addresses mounting,</text:p>
      <text:p text:style-name="Preformatted_20_Text">umounting and heartbeat.</text:p>
      <text:p text:style-name="Preformatted_20_Text"/>
      <text:p text:style-name="P2">Mounting a volume</text:p>
      <text:p text:style-name="Preformatted_20_Text"/>
      <text:p text:style-name="Preformatted_20_Text">For a volume to be mounted, it first needs to be formatted. Refer to the mkfs.ocfs2 man page or the user's guide for more information.</text:p>
      <text:p text:style-name="Preformatted_20_Text"/>
      <text:p text:style-name="Preformatted_20_Text">If offline, start the cluster. To mount a volume, do:</text:p>
      <text:p text:style-name="Preformatted_20_Text"/>
      <text:p text:style-name="Preformatted_20_Text"><text:s text:c="2"/># mount -t ocfs2 /dev/sdc1 /orahome</text:p>
      <text:p text:style-name="Preformatted_20_Text"/>
      <text:p text:style-name="Preformatted_20_Text">The operation takes about 5 seconds.</text:p>
      <text:p text:style-name="Preformatted_20_Text"/>
      <text:p text:style-name="Preformatted_20_Text">The generic mount command will read the device being mounted and determine that the device is formatted as an OCFS2 partition, and then run mount.ocfs2. It, in turn, runs ocfs2_hb_ctl to start the heartbeat. It then calls the mount syscall to get the kernel to mount the volume.</text:p>
      <text:p text:style-name="Preformatted_20_Text"/>
      <text:p text:style-name="Preformatted_20_Text">ocfs2_hb_ctl starts heartbeat by creating a heartbeat region in</text:p>
      <text:p text:style-name="Preformatted_20_Text">/config/cluster/&lt;clustername&gt;/heartbeat. That triggers the nodemanager in kernel to launch the heartbeat thread, [o2hb]. During hb start, it waits two hearbeat iterations to give the heartbeat thread time to stabilize. This accounts for at least 4 seconds of the time it takes to mount a volume.</text:p>
      <text:p text:style-name="Preformatted_20_Text"/>
      <text:p text:style-name="Preformatted_20_Text">The heartbeat thread does two things:</text:p>
      <text:list text:style-name="L1">
        <text:list-item>
          <text:p text:style-name="P3">It reads from and writes to the heartbeat region and uses that information to maintain a list of active nodes.</text:p>
        </text:list-item>
        <text:list-item>
          <text:p text:style-name="P3">It sends "node up" and "node down" events to o2net and dlm informing them of any changes in the cluster.</text:p>
        </text:list-item>
      </text:list>
      <text:p text:style-name="Preformatted_20_Text"/>
      <text:p text:style-name="Preformatted_20_Text">o2net maintains connections with all active nodes. When o2hb sends it a node up event, it first checks whether it is already connected to that node. If not, it connects. o2net, as a rule, only makes only one connection between two nodes and the connection request is always initiated by the larger node number. For example, in a 16 node cluster having node numbers 0 to 15, if node 8 were to mount the first OCFS2 volume, that node would initiate connections with all active nodes numbered 0-7 but wait for the connection requests from active nodes numbered 9-15.</text:p>
      <text:p text:style-name="Preformatted_20_Text"/>
      <text:p text:style-name="Preformatted_20_Text">For the mount to be successful, both the heartbeat thread and all the network connection need to be successful. If either of the two fail, the mount fails. As always, run "dmesg" and check for errors.</text:p>
      <text:p text:style-name="Preformatted_20_Text"/>
      <text:p text:style-name="Preformatted_20_Text">A common error during mount involves failed network connections. If one encounters the message "Transport endpoint is not connected", one should search for o2net messages in dmesg on both (or all) nodes to investigate further. Connection failures are almost always network setup errors. Check whether the nodes can ping each other on the same interface as configured in cluster.conf.</text:p>
      <text:p text:style-name="Preformatted_20_Text"/>
      <text:p text:style-name="Preformatted_20_Text">The mount syscall meanwhile triggers the ocfs2 module to complete the mount. The module first launches the [ocfs2vote] thread. It then initializes the dlm. The dlm will launch the [dlm_thread], [dlm_reco_thread] and [dlm_wq] threads during this initialization phase.</text:p>
      <text:p text:style-name="Preformatted_20_Text"/>
      <text:p text:style-name="Preformatted_20_Text">After launching the threads, the dlm attempts to join the cluster domain. This includes first pinging each node with a DLM_QUERY_JOIN_MSG message. If all nodes reply ok, then the joining node sends a DLM_ASSERT_JOINED_MSG message. It is only on receiving the latter message, do the other nodes mark the joining node as part of the domain. If any node dies during this process, the join could fail and the joining node will send DLM_CANCEL_JOIN_MSG messages to the relevant nodes and the mount will abort. In this event, the user will have to reissue the mount command.</text:p>
      <text:p text:style-name="Preformatted_20_Text"/>
      <text:p text:style-name="Preformatted_20_Text">Once the node has joined the cluster, the ocfs2 filesystem layer will take its first lock, an exclusive (EX) lock on the superblock. To get an idea of the dlm lockname format, refer to the FAQ. <text:s/>A forthcoming document on the dlm will explain the details of locking and unlocking.</text:p>
      <text:p text:style-name="Preformatted_20_Text"/>
      <text:p text:style-name="Preformatted_20_Text">Once the EX on the superblock is granted, it takes an empty slot. To map a slot to a node, do:</text:p>
      <text:p text:style-name="Preformatted_20_Text"/>
      <text:p text:style-name="Preformatted_20_Text"><text:tab/># echo "slotmap" | debugfs.ocfs2 -n /dev/sdb1</text:p>
      <text:p text:style-name="Preformatted_20_Text"><text:tab/> <text:s text:c="7"/>Slot# <text:s text:c="2"/>Node#</text:p>
      <text:p text:style-name="Preformatted_20_Text"><text:tab/> <text:s text:c="11"/>0 <text:s text:c="5"/>89</text:p>
      <text:p text:style-name="Preformatted_20_Text"><text:tab/> <text:s text:c="11"/>1 <text:s text:c="5"/>95</text:p>
      <text:p text:style-name="Preformatted_20_Text"><text:tab/> <text:s text:c="11"/>2 <text:s text:c="5"/>96</text:p>
      <text:p text:style-name="Preformatted_20_Text"/>
      <text:p text:style-name="Preformatted_20_Text">Then its time to get an EX on that slot's journal file and, if required, playback the journal.</text:p>
      <text:p text:style-name="Preformatted_20_Text"/>
      <text:p text:style-name="Preformatted_20_Text">The last step is for the node to explicitly send a OCFS2_VOTE_REQ_MOUNT message. If all nodes reply affirmative, the volume is mounted.</text:p>
      <text:p text:style-name="Preformatted_20_Text"/>
      <text:p text:style-name="Preformatted_20_Text">All errors during mount are listed in dmesg. So always first check dmesg. It just might be that the mount failed because the filesystem ran out of empty slots. Refer to the manpage of tunefs.ocfs2 to increase the number of slots.</text:p>
      <text:p text:style-name="Preformatted_20_Text"/>
      <text:p text:style-name="Preformatted_20_Text">The other issue that can occur during a mount is hangs, specifically hangs during the two cluster locks. <text:s/>See the dlm document for more information on dlm lock hangs.</text:p>
      <text:p text:style-name="Preformatted_20_Text"/>
      <text:p text:style-name="Preformatted_20_Text"/>
      <text:p text:style-name="P2">Umounting a volume</text:p>
      <text:p text:style-name="Preformatted_20_Text"/>
      <text:p text:style-name="Preformatted_20_Text"><text:tab/># umount /orahome</text:p>
      <text:p text:style-name="Preformatted_20_Text"/>
      <text:p text:style-name="Preformatted_20_Text">Umount is more than just flushing the buffers and clearing up the inodes and other memory structures. It also involves taking an EX on the superblock, requesting all the nodes to vote on the OCFS2_VOTE_REQ_UMOUNT request, clearing the slot in the slotmap, shutting down the dlm and stopping the heartbeat.</text:p>
      <text:p text:style-name="Preformatted_20_Text"/>
      <text:p text:style-name="Preformatted_20_Text"/>
      <text:p text:style-name="P2">Disk Heartbeat</text:p>
      <text:p text:style-name="Preformatted_20_Text"/>
      <text:p text:style-name="Preformatted_20_Text">Most of the information regarding disk heartbeat is listed in the mount section.</text:p>
      <text:p text:style-name="Preformatted_20_Text"/>
      <text:p text:style-name="Preformatted_20_Text">To watch the o2hb thread in action, do:</text:p>
      <text:p text:style-name="Preformatted_20_Text"/>
      <text:p text:style-name="Preformatted_20_Text"><text:tab/># watch -d -n 1 "echo \"hb\" | debugfs.ocfs2 -n /dev/sdb1"</text:p>
      <text:p text:style-name="Preformatted_20_Text"/>
      <text:p text:style-name="Preformatted_20_Text">Notice the alphanumeric string after o2hb in its process name. To map the hb thread with a specific volume, match that string with the UUID as obtained by mounted.ocfs2 or debugfs.ocfs2.</text:p>
      <text:p text:style-name="Preformatted_20_Text"/>
      <text:p text:style-name="Preformatted_20_Text"><text:tab/># ps aux | grep o2hb</text:p>
      <text:p text:style-name="Preformatted_20_Text"><text:tab/>root <text:s text:c="4"/>21601 <text:s/>0.0 <text:s/>0.0 <text:s text:c="2"/>0 <text:s/>0 ? <text:s text:c="3"/>S&lt; <text:s text:c="2"/>May03 <text:s text:c="2"/>0:03 [o2hb- 1639290507]</text:p>
      <text:p text:style-name="Preformatted_20_Text"/>
      <text:p text:style-name="Preformatted_20_Text"><text:tab/># mounted.ocfs2 -d</text:p>
      <text:p text:style-name="Preformatted_20_Text"><text:tab/>Device <text:s text:c="15"/>FS <text:s text:c="4"/>UUID <text:s text:c="33"/>Label</text:p>
      <text:p text:style-name="Preformatted_20_Text"><text:tab/>/dev/sdb1 <text:s text:c="12"/>ocfs2 <text:s/>16392905-07b3-47f6-83b0-6a5ffcb531d7 <text:s/>orahome</text:p>
      <text:p text:style-name="Preformatted_20_Text"/>
      <text:p text:style-name="Preformatted_20_Text"><text:tab/># echo "stats" | debugfs.ocfs2 -n /dev/sdb1 | grep UUID</text:p>
      <text:p text:style-name="Preformatted_20_Text"><text:s text:c="8"/><text:tab/>UUID: 1639290507B347F683B06A5FFCB531D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xi Mono" svg:font-family="'Luxi Mono'" style:font-family-generic="modern" style:font-pitch="fixed"/>
    <style:font-face style:name="Luxi Sans" svg:font-family="'Luxi Sans'" style:font-pitch="variable"/>
    <style:font-face style:name="Nimbus Roman No9 L" svg:font-family="'Nimbus Roman No9 L'"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 style:font-size-asian="12pt" style:language-asian="none" style:country-asian="none" style:font-name-complex="Luxi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6-05-15T14:22:09</meta:creation-date>
    <dc:date>2006-05-15T14:25:56</dc:date>
    <dc:language>en-US</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3" meta:paragraph-count="45" meta:word-count="930" meta:character-count="5498"/>
  </office:meta>
</office:document-meta>
</file>